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2.1191666666667cm"/>
    </style:style>
    <style:style style:name="co5" style:family="table-column">
      <style:table-column-properties fo:break-before="auto" style:column-width="7.874cm"/>
    </style:style>
    <style:style style:name="co6" style:family="table-column">
      <style:table-column-properties fo:break-before="auto" style:column-width="13.7583333333333cm"/>
    </style:style>
    <style:style style:name="co7" style:family="table-column">
      <style:table-column-properties fo:break-before="auto" style:column-width="9.37683333333333cm"/>
    </style:style>
    <style:style style:name="co8" style:family="table-column">
      <style:table-column-properties fo:break-before="auto" style:column-width="5.31283333333333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lfalfa_vs_clover_DE_annotated_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7" table:default-cell-style-name="ce2"/>
        <table:table-column table:style-name="co10" table:number-columns-repeated="15359" table:default-cell-style-name="ce2"/>
        <table:table-row table:style-name="ro1">
          <table:table-cell office:value-type="string" table:style-name="ce2">
            <text:p>alfalfa_id</text:p>
          </table:table-cell>
          <table:table-cell office:value-type="string" table:style-name="ce2">
            <text:p>clover_id</text:p>
          </table:table-cell>
          <table:table-cell office:value-type="string" table:style-name="ce2">
            <text:p>log2foldchange</text:p>
          </table:table-cell>
          <table:table-cell office:value-type="string" table:style-name="ce2">
            <text:p>alfalfa_GO</text:p>
          </table:table-cell>
          <table:table-cell office:value-type="string" table:style-name="ce2">
            <text:p>clover_GO</text:p>
          </table:table-cell>
          <table:table-cell office:value-type="string" table:style-name="ce2">
            <text:p>alfalfa_functional_prediction</text:p>
          </table:table-cell>
          <table:table-cell office:value-type="string" table:style-name="ce2">
            <text:p>clover_functional_prediction</text:p>
          </table:table-cell>
          <table:table-cell table:style-name="ce2"/>
          <table:table-cell office:value-type="string" table:style-name="ce2">
            <text:p>RNA related</text:p>
          </table:table-cell>
          <table:table-cell office:value-type="string" table:style-name="ce2">
            <text:p>stress and defense</text:p>
          </table:table-cell>
          <table:table-cell office:value-type="string" table:style-name="ce2">
            <text:p>transporter</text:p>
          </table:table-cell>
          <table:table-cell office:value-type="string" table:style-name="ce2">
            <text:p>signalling</text:p>
          </table:table-cell>
          <table:table-cell office:value-type="string" table:style-name="ce2">
            <text:p>biosynthesis</text:p>
          </table:table-cell>
          <table:table-cell office:value-type="string" table:style-name="ce2">
            <text:p>metabolism</text:p>
          </table:table-cell>
          <table:table-cell office:value-type="string" table:style-name="ce2">
            <text:p>cell wall</text:p>
          </table:table-cell>
          <table:table-cell office:value-type="string" table:style-name="ce2">
            <text:p>Nodulin</text:p>
          </table:table-cell>
          <table:table-cell office:value-type="string" table:style-name="ce2">
            <text:p>transcriptional factor</text:p>
          </table:table-cell>
          <table:table-cell office:value-type="string" table:style-name="ce2">
            <text:p>same annoatation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16067</text:p>
          </table:table-cell>
          <table:table-cell office:value-type="string" table:style-name="ce2">
            <text:p>Cluster-11589.0</text:p>
          </table:table-cell>
          <table:table-cell office:value-type="float" office:value="6.4887300196334197" table:style-name="ce2">
            <text:p>6.48873002</text:p>
          </table:table-cell>
          <table:table-cell office:value-type="string" table:style-name="ce2">
            <text:p>GO:0000271,GO:0000278,GO:0000281,GO:0000910,GO:0003674,GO:0003824,GO:0005575,GO:0005622,GO:0005623,GO:0005737,GO:0005768,GO:0005794,GO:0005802,GO:0005886,GO:0005911,GO:0005975,GO:0005976,GO:0006073,GO:0006950,GO:0006952,GO:0007049,GO:0008150,GO:0008152,GO:0009058,GO:0009059,GO:0009250,GO:0009506,GO:0009832,GO:0009833,GO:0009834,GO:0009987,GO:0012505,GO:0016020,GO:0016051,GO:0016740,GO:0016757,GO:0016758,GO:0016759,GO:0022402,GO:0030054,GO:0030243,GO:0030244,GO:0031410,GO:0031982,GO:0031984,GO:0033692,GO:0034637,GO:0034645,GO:0042546,GO:0043170,GO:0043226,GO:0043227,GO:0043229,GO:0043231,GO:0044042,GO:0044085,GO:0044237,GO:0044238,GO:0044249,GO:0044260,GO:0044262,GO:0044264,GO:0044422,GO:0044424,GO:0044431,GO:0044444,GO:0044446,GO:0044464,GO:0046527,GO:0050896,GO:0051273,GO:0051274,GO:0051301,GO:0055044,GO:0061640,GO:0071554,GO:0071669,GO:0071704,GO:0071840,GO:0071944,GO:0097708,GO:0098791,GO:1901576,GO:1903047</text:p>
          </table:table-cell>
          <table:table-cell office:value-type="string" table:style-name="ce2">
            <text:p>GO:0000271,GO:0000278,GO:0000281,GO:0000910,GO:0003674,GO:0003824,GO:0005575,GO:0005622,GO:0005623,GO:0005737,GO:0005794,GO:0005886,GO:0005975,GO:0005976,GO:0006073,GO:0007049,GO:0008150,GO:0008152,GO:0009058,GO:0009059,GO:0009250,GO:0009507,GO:0009536,GO:0009664,GO:0009832,GO:0009833,GO:0009834,GO:0009987,GO:0010330,GO:0010393,GO:0010395,GO:0010400,GO:0012505,GO:0016020,GO:0016043,GO:0016051,GO:0016740,GO:0016757,GO:0016758,GO:0016759,GO:0017144,GO:0022402,GO:0030243,GO:0030244,GO:0032991,GO:0033692,GO:0034637,GO:0034645,GO:0042546,GO:0043170,GO:0043226,GO:0043227,GO:0043229,GO:0043231,GO:0044036,GO:0044042,GO:0044085,GO:0044237,GO:0044238,GO:0044249,GO:0044260,GO:0044262,GO:0044264,GO:0044424,GO:0044444,GO:0044464,GO:0045229,GO:0045488,GO:0046527,GO:0051273,GO:0051274,GO:0051301,GO:0052546,GO:0061640,GO:0071554,GO:0071555,GO:0071669,GO:0071704,GO:0071840,GO:0071944,GO:1901576,GO:1902494,GO:1903047,GO:1990234</text:p>
          </table:table-cell>
          <table:table-cell office:value-type="string" table:style-name="ce3">
            <text:p>Belongs to the glycosyltransferase 2 family. Plant cellulose synthase subfamily</text:p>
          </table:table-cell>
          <table:table-cell office:value-type="string" table:style-name="ce3">
            <text:p>Belongs to the glycosyltransferase 2 family. Plant cellulose synthase subfamily</text:p>
          </table:table-cell>
          <table:table-cell office:value-type="string" table:style-name="ce2">
            <text:p>cellulose synthesis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3546</text:p>
          </table:table-cell>
          <table:table-cell office:value-type="string" table:style-name="ce2">
            <text:p>Cluster-3554.16084</text:p>
          </table:table-cell>
          <table:table-cell office:value-type="float" office:value="9.9916831773530195" table:style-name="ce2">
            <text:p>9.991683177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9336</text:p>
          </table:table-cell>
          <table:table-cell office:value-type="string" table:style-name="ce2">
            <text:p>Cluster-11526.0</text:p>
          </table:table-cell>
          <table:table-cell office:value-type="float" office:value="6.0180463177351298" table:style-name="ce2">
            <text:p>6.018046318</text:p>
          </table:table-cell>
          <table:table-cell office:value-type="string" table:style-name="ce2">
            <text:p>GO:0030246</text:p>
          </table:table-cell>
          <table:table-cell office:value-type="string" table:style-name="ce2">
            <text:p>GO:0030246</text:p>
          </table:table-cell>
          <table:table-cell office:value-type="string" table:style-name="ce3">
            <text:p>Putative concanavalin A-like lectin/glucanase domain, legume lectin</text:p>
          </table:table-cell>
          <table:table-cell office:value-type="string" table:style-name="ce3">
            <text:p>Putative concanavalin A-like lectin/glucanase domain, legume lecti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3928</text:p>
          </table:table-cell>
          <table:table-cell office:value-type="string" table:style-name="ce2">
            <text:p>Cluster-3554.29100</text:p>
          </table:table-cell>
          <table:table-cell office:value-type="float" office:value="11.8265113233852" table:style-name="ce2">
            <text:p>11.82651132</text:p>
          </table:table-cell>
          <table:table-cell office:value-type="string" table:style-name="ce2">
            <text:p>GO:0016021, GO:0008889, GO:0006629</text:p>
          </table:table-cell>
          <table:table-cell office:value-type="string" table:style-name="ce2">
            <text:p>GO:0046872, GO:0009878</text:p>
          </table:table-cell>
          <table:table-cell office:value-type="string" table:style-name="ce3">
            <text:p>Late_nodulin_protein</text:p>
          </table:table-cell>
          <table:table-cell office:value-type="string" table:style-name="ce3">
            <text:p>Putative Late nodulin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4546</text:p>
          </table:table-cell>
          <table:table-cell office:value-type="string" table:style-name="ce2">
            <text:p>Cluster-3554.8180</text:p>
          </table:table-cell>
          <table:table-cell office:value-type="float" office:value="13.8722299901104" table:style-name="ce2">
            <text:p>13.87222999</text:p>
          </table:table-cell>
          <table:table-cell office:value-type="string" table:style-name="ce2">
            <text:p>GO:0046872, GO:0009878</text:p>
          </table:table-cell>
          <table:table-cell office:value-type="string" table:style-name="ce2">
            <text:p>GO:0046872, GO:0009878</text:p>
          </table:table-cell>
          <table:table-cell office:value-type="string" table:style-name="ce3">
            <text:p>Putative Late nodulin</text:p>
          </table:table-cell>
          <table:table-cell office:value-type="string" table:style-name="ce3">
            <text:p>Putative Late nodulin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0541</text:p>
          </table:table-cell>
          <table:table-cell office:value-type="string" table:style-name="ce2">
            <text:p>Cluster-3554.14847</text:p>
          </table:table-cell>
          <table:table-cell office:value-type="float" office:value="5.2321798178744103" table:style-name="ce2">
            <text:p>5.232179818</text:p>
          </table:table-cell>
          <table:table-cell office:value-type="string" table:style-name="ce2">
            <text:p>GO:0003674,GO:0005198,GO:0005200,GO:0005575,GO:0005622,GO:0005623,GO:0005856,GO:0005886,GO:0006950,GO:0006970,GO:0006996,GO:0007010,GO:0007017,GO:0008150,GO:0009266,GO:0009409,GO:0009628,GO:0009651,GO:0009987,GO:0015630,GO:0016020,GO:0016043,GO:0043226,GO:0043228,GO:0043229,GO:0043232,GO:0044424,GO:0044464,GO:0050896,GO:0071840,GO:0071944</text:p>
          </table:table-cell>
          <table:table-cell office:value-type="string" table:style-name="ce2">
            <text:p>GO:0005575,GO:0005622,GO:0005623,GO:0005856,GO:0043226,GO:0043228,GO:0043229,GO:0043232,GO:0044424,GO:0044464</text:p>
          </table:table-cell>
          <table:table-cell office:value-type="string" table:style-name="ce3">
            <text:p>Tubulin is the major constituent of microtubules. It binds two moles of GTP, one at an exchangeable site on the beta chain and one at a non-exchangeable site on the alpha chain</text:p>
          </table:table-cell>
          <table:table-cell office:value-type="string" table:style-name="ce3">
            <text:p>Tubulin is the major constituent of microtubules. It binds two moles of GTP, one at an exchangeable site on the beta chain and one at a non-exchangeable site on the alpha chain</text:p>
          </table:table-cell>
          <table:table-cell office:value-type="string" table:style-name="ce2">
            <text:p>cytoskeleton</text:p>
          </table:table-cell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6646</text:p>
          </table:table-cell>
          <table:table-cell office:value-type="string" table:style-name="ce2">
            <text:p>Cluster-3554.6999</text:p>
          </table:table-cell>
          <table:table-cell office:value-type="float" office:value="11.1966294400492" table:style-name="ce2">
            <text:p>11.19662944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49923</text:p>
          </table:table-cell>
          <table:table-cell office:value-type="string" table:style-name="ce2">
            <text:p>Cluster-3554.26749</text:p>
          </table:table-cell>
          <table:table-cell office:value-type="float" office:value="11.1091193626717" table:style-name="ce2">
            <text:p>11.1091193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9822</text:p>
          </table:table-cell>
          <table:table-cell office:value-type="string" table:style-name="ce2">
            <text:p>Cluster-3554.12660</text:p>
          </table:table-cell>
          <table:table-cell office:value-type="float" office:value="5.1252973649381701" table:style-name="ce2">
            <text:p>5.125297365</text:p>
          </table:table-cell>
          <table:table-cell office:value-type="string" table:style-name="ce2">
            <text:p>GO:0005575,GO:0005622,GO:0005623,GO:0005634,GO:0005730,GO:0006139,GO:0006364,GO:0006396,GO:0006725,GO:0006807,GO:0007275,GO:0008150,GO:0008152,GO:0009553,GO:0009561,GO:0009987,GO:0010467,GO:0016070,GO:0016072,GO:0022613,GO:0030684,GO:0031974,GO:0031981,GO:0032040,GO:0032501,GO:0032502,GO:0032991,GO:0034470,GO:0034641,GO:0034660,GO:0042254,GO:0042274,GO:0043170,GO:0043226,GO:0043227,GO:0043228,GO:0043229,GO:0043231,GO:0043232,GO:0043233,GO:0044085,GO:0044237,GO:0044238,GO:0044422,GO:0044424,GO:0044428,GO:0044446,GO:0044464,GO:0046483,GO:0048229,GO:0048856,GO:0070013,GO:0071704,GO:0071840,GO:0090304,GO:1901360,GO:1990904</text:p>
          </table:table-cell>
          <table:table-cell office:value-type="string" table:style-name="ce2">
            <text:p>GO:0005575,GO:0005622,GO:0005623,GO:0005634,GO:0005730,GO:0006139,GO:0006364,GO:0006396,GO:0006725,GO:0006807,GO:0007275,GO:0008150,GO:0008152,GO:0009553,GO:0009561,GO:0009987,GO:0010467,GO:0016070,GO:0016072,GO:0022613,GO:0030684,GO:0031974,GO:0031981,GO:0032040,GO:0032501,GO:0032502,GO:0032991,GO:0034470,GO:0034641,GO:0034660,GO:0042254,GO:0042274,GO:0043170,GO:0043226,GO:0043227,GO:0043228,GO:0043229,GO:0043231,GO:0043232,GO:0043233,GO:0044085,GO:0044237,GO:0044238,GO:0044422,GO:0044424,GO:0044428,GO:0044446,GO:0044464,GO:0046483,GO:0048229,GO:0048856,GO:0070013,GO:0071704,GO:0071840,GO:0090304,GO:1901360,GO:1990904</text:p>
          </table:table-cell>
          <table:table-cell office:value-type="string" table:style-name="ce3">
            <text:p>U3 small nucleolar RNA-associated protein 11</text:p>
          </table:table-cell>
          <table:table-cell office:value-type="string" table:style-name="ce3">
            <text:p>U3 small nucleolar RNA-associated protein 1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4081</text:p>
          </table:table-cell>
          <table:table-cell office:value-type="string" table:style-name="ce2">
            <text:p>Cluster-3554.10404</text:p>
          </table:table-cell>
          <table:table-cell office:value-type="float" office:value="11.800072950992099" table:style-name="ce2">
            <text:p>11.80007295</text:p>
          </table:table-cell>
          <table:table-cell office:value-type="string" table:style-name="ce2">
            <text:p>GO:0016020, GO:0046872, GO:0009878</text:p>
          </table:table-cell>
          <table:table-cell office:value-type="string" table:style-name="ce2">
            <text:p>GO:0016020, GO:0046872, GO:0009878</text:p>
          </table:table-cell>
          <table:table-cell office:value-type="string" table:style-name="ce3">
            <text:p>Putative Late nodulin</text:p>
          </table:table-cell>
          <table:table-cell office:value-type="string" table:style-name="ce3">
            <text:p>Putative Late nodulin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7778</text:p>
          </table:table-cell>
          <table:table-cell office:value-type="string" table:style-name="ce2">
            <text:p>Cluster-8946.0</text:p>
          </table:table-cell>
          <table:table-cell office:value-type="float" office:value="5.0150928280783802" table:style-name="ce2">
            <text:p>5.015092828</text:p>
          </table:table-cell>
          <table:table-cell office:value-type="string" table:style-name="ce2">
            <text:p>GO:0000784, GO:0003684, GO:0035312, GO:0006303, GO:0031848, GO:0036297</text:p>
          </table:table-cell>
          <table:table-cell office:value-type="string" table:style-name="ce2">
            <text:p>GO:0000784, GO:0003684, GO:0016740, GO:0035312, GO:0006303, GO:0031848, GO:0036297, GO:0090305</text:p>
          </table:table-cell>
          <table:table-cell office:value-type="string" table:style-name="ce3">
            <text:p>Putative metallo-beta-lactamase</text:p>
          </table:table-cell>
          <table:table-cell office:value-type="string" table:style-name="ce3">
            <text:p>Putative metallo-beta-lactamase</text:p>
          </table:table-cell>
          <table:table-cell office:value-type="string" table:style-name="ce2">
            <text:p>DNA repair</text:p>
          </table:table-cell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2">
          <table:table-cell office:value-type="string" table:style-name="ce2">
            <text:p>Cluster-2.53872</text:p>
          </table:table-cell>
          <table:table-cell office:value-type="string" table:style-name="ce2">
            <text:p>Cluster-3554.23430</text:p>
          </table:table-cell>
          <table:table-cell office:value-type="float" office:value="7.3399698997625" table:style-name="ce2">
            <text:p>7.3399699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erine threonine-protein phosphatase 2A 65 kDa regulatory subunit A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893</text:p>
          </table:table-cell>
          <table:table-cell office:value-type="string" table:style-name="ce2">
            <text:p>Cluster-3554.40883</text:p>
          </table:table-cell>
          <table:table-cell office:value-type="float" office:value="5.0192416706831899" table:style-name="ce2">
            <text:p>5.019241671</text:p>
          </table:table-cell>
          <table:table-cell office:value-type="string" table:style-name="ce2">
            <text:p>GO:0000003,GO:0003006,GO:0005575,GO:0005622,GO:0005623,GO:0005737,GO:0005739,GO:0005829,GO:0007275,GO:0008150,GO:0009507,GO:0009536,GO:0009790,GO:0009791,GO:0009793,GO:0010035,GO:0010038,GO:0010154,GO:0022414,GO:0032501,GO:0032502,GO:0042221,GO:0043226,GO:0043227,GO:0043229,GO:0043231,GO:0044424,GO:0044444,GO:0044464,GO:0046686,GO:0048316,GO:0048608,GO:0048731,GO:0048856,GO:0050896,GO:0061458</text:p>
          </table:table-cell>
          <table:table-cell office:value-type="string" table:style-name="ce2">
            <text:p>GO:0005737, GO:0003676, GO:0004816, GO:0005524, GO:0006421</text:p>
          </table:table-cell>
          <table:table-cell office:value-type="string" table:style-name="ce3">
            <text:p>asparagine--tRNA ligase, cytoplasmic</text:p>
          </table:table-cell>
          <table:table-cell office:value-type="string" table:style-name="ce3">
            <text:p>Putative asparagine--tRNA ligas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3213</text:p>
          </table:table-cell>
          <table:table-cell office:value-type="string" table:style-name="ce2">
            <text:p>Cluster-8109.2</text:p>
          </table:table-cell>
          <table:table-cell office:value-type="float" office:value="6.0267970136462301" table:style-name="ce2">
            <text:p>6.02679701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Ribosomal protein-like protein</text:p>
          </table:table-cell>
          <table:table-cell office:value-type="string" table:style-name="ce3">
            <text:p>Ribosomal protein-like prot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0141</text:p>
          </table:table-cell>
          <table:table-cell office:value-type="string" table:style-name="ce2">
            <text:p>Cluster-3554.17393</text:p>
          </table:table-cell>
          <table:table-cell office:value-type="float" office:value="7.2532685591171902" table:style-name="ce2">
            <text:p>7.253268559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9043</text:p>
          </table:table-cell>
          <table:table-cell office:value-type="string" table:style-name="ce2">
            <text:p>Cluster-12630.0</text:p>
          </table:table-cell>
          <table:table-cell office:value-type="float" office:value="5.4228238749441298" table:style-name="ce2">
            <text:p>5.422823875</text:p>
          </table:table-cell>
          <table:table-cell office:value-type="string" table:style-name="ce2">
            <text:p>GO:0009507, GO:0016021, GO:0008483, GO:0030170, GO:0042286, GO:0042802, GO:0006782, GO:0015995</text:p>
          </table:table-cell>
          <table:table-cell office:value-type="string" table:style-name="ce2">
            <text:p>GO:0005575,GO:0005576,GO:0005622,GO:0005623,GO:0005737,GO:0009507,GO:0009526,GO:0009532,GO:0009536,GO:0009570,GO:0009941,GO:0031967,GO:0031975,GO:0043226,GO:0043227,GO:0043229,GO:0043231,GO:0044422,GO:0044424,GO:0044434,GO:0044435,GO:0044444,GO:0044446,GO:0044464,GO:0048046</text:p>
          </table:table-cell>
          <table:table-cell office:value-type="string" table:style-name="ce3">
            <text:p>Glutamate-1-semialdehyde 2,1-aminomutase</text:p>
          </table:table-cell>
          <table:table-cell office:value-type="string" table:style-name="ce3">
            <text:p>Belongs to the class-III pyridoxal-phosphate-dependent aminotransferase family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55538</text:p>
          </table:table-cell>
          <table:table-cell office:value-type="string" table:style-name="ce2">
            <text:p>Cluster-3554.43507</text:p>
          </table:table-cell>
          <table:table-cell office:value-type="float" office:value="6.25364213177191" table:style-name="ce2">
            <text:p>6.253642132</text:p>
          </table:table-cell>
          <table:table-cell office:value-type="string" table:style-name="ce2">
            <text:p>GO:0016021, GO:0003840, GO:0006749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gamma-glutamyltransferase, Glutathione hydrolas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65</text:p>
          </table:table-cell>
          <table:table-cell office:value-type="string" table:style-name="ce2">
            <text:p>Cluster-3554.19743</text:p>
          </table:table-cell>
          <table:table-cell office:value-type="float" office:value="6.4798855965202797" table:style-name="ce2">
            <text:p>6.479885597</text:p>
          </table:table-cell>
          <table:table-cell office:value-type="string" table:style-name="ce2">
            <text:p>GO:0004416, GO:001924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hydroxyacylglutathione hydrolas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6834</text:p>
          </table:table-cell>
          <table:table-cell office:value-type="string" table:style-name="ce2">
            <text:p>Cluster-3554.37105</text:p>
          </table:table-cell>
          <table:table-cell office:value-type="float" office:value="11.682292670801701" table:style-name="ce2">
            <text:p>11.68229267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3">
            <text:p>Putative Late nodulin</text:p>
          </table:table-cell>
          <table:table-cell office:value-type="string" table:style-name="ce3">
            <text:p>Putative Late nodulin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9148</text:p>
          </table:table-cell>
          <table:table-cell office:value-type="string" table:style-name="ce2">
            <text:p>Cluster-7228.2</text:p>
          </table:table-cell>
          <table:table-cell office:value-type="float" office:value="8.1223544253216406" table:style-name="ce2">
            <text:p>8.122354425</text:p>
          </table:table-cell>
          <table:table-cell office:value-type="string" table:style-name="ce2">
            <text:p>GO:0003674,GO:0005215,GO:0005319,GO:0005342,GO:0005575,GO:0005623,GO:0005886,GO:0006810,GO:0006811,GO:0006820,GO:0006869,GO:0008028,GO:0008150,GO:0008509,GO:0008514,GO:0009605,GO:0009607,GO:0009624,GO:0010119,GO:0010876,GO:0015075,GO:0015318,GO:0015665,GO:0015711,GO:0015718,GO:0015849,GO:0015850,GO:0016020,GO:0022857,GO:0033036,GO:0034220,GO:0043207,GO:0044464,GO:0046864,GO:0046865,GO:0046942,GO:0046943,GO:0050789,GO:0050794,GO:0050896,GO:0051179,GO:0051234,GO:0051704,GO:0051707,GO:0055085,GO:0065007,GO:0071702,GO:0071944,GO:0080168,GO:0090440,GO:0098656,GO:1901618,GO:1903825,GO:1905039</text:p>
          </table:table-cell>
          <table:table-cell office:value-type="string" table:style-name="ce2">
            <text:p>GO:0003674,GO:0005215,GO:0005319,GO:0005342,GO:0005575,GO:0005623,GO:0005886,GO:0006810,GO:0006811,GO:0006820,GO:0006869,GO:0008028,GO:0008150,GO:0008509,GO:0008514,GO:0009605,GO:0009607,GO:0009624,GO:0010119,GO:0010876,GO:0015075,GO:0015318,GO:0015665,GO:0015711,GO:0015718,GO:0015849,GO:0015850,GO:0016020,GO:0022857,GO:0033036,GO:0034220,GO:0043207,GO:0044464,GO:0046864,GO:0046865,GO:0046942,GO:0046943,GO:0050789,GO:0050794,GO:0050896,GO:0051179,GO:0051234,GO:0051704,GO:0051707,GO:0055085,GO:0065007,GO:0071702,GO:0071944,GO:0080168,GO:0090440,GO:0098656,GO:1901618,GO:1903825,GO:1905039</text:p>
          </table:table-cell>
          <table:table-cell office:value-type="string" table:style-name="ce3">
            <text:p>Protein NRT1 PTR FAMILY 4.5-like</text:p>
          </table:table-cell>
          <table:table-cell office:value-type="string" table:style-name="ce3">
            <text:p>Protein NRT1 PTR FAMILY 4.5-like</text:p>
          </table:table-cell>
          <table:table-cell office:value-type="string" table:style-name="ce2">
            <text:p>peptide/nitrate transporter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2881</text:p>
          </table:table-cell>
          <table:table-cell office:value-type="string" table:style-name="ce2">
            <text:p>Cluster-3554.23745</text:p>
          </table:table-cell>
          <table:table-cell office:value-type="float" office:value="9.3433663162404308" table:style-name="ce2">
            <text:p>9.34336631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18063</text:p>
          </table:table-cell>
          <table:table-cell office:value-type="string" table:style-name="ce2">
            <text:p>Cluster-3554.40311</text:p>
          </table:table-cell>
          <table:table-cell office:value-type="float" office:value="5.3583011083533902" table:style-name="ce2">
            <text:p>5.35830110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5744</text:p>
          </table:table-cell>
          <table:table-cell office:value-type="string" table:style-name="ce2">
            <text:p>Cluster-4024.0</text:p>
          </table:table-cell>
          <table:table-cell office:value-type="float" office:value="6.6619149918666896" table:style-name="ce2">
            <text:p>6.661914992</text:p>
          </table:table-cell>
          <table:table-cell office:value-type="string" table:style-name="ce2">
            <text:p>GO:0005829, GO:0016206, GO:0046983, GO:0019438, GO:0032259</text:p>
          </table:table-cell>
          <table:table-cell office:value-type="string" table:style-name="ce2">
            <text:p>GO:0005829, GO:0016206, GO:0046983, GO:0019438, GO:0032259</text:p>
          </table:table-cell>
          <table:table-cell office:value-type="string" table:style-name="ce3">
            <text:p>Putative amine N-methyltransferase</text:p>
          </table:table-cell>
          <table:table-cell office:value-type="string" table:style-name="ce3">
            <text:p>Putative amine N-methyltransferase</text:p>
          </table:table-cell>
          <table:table-cell office:value-type="string" table:style-name="ce2">
            <text:p>aromatic compound biosynthetic process<text:s/>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5122</text:p>
          </table:table-cell>
          <table:table-cell office:value-type="string" table:style-name="ce2">
            <text:p>Cluster-3554.43709</text:p>
          </table:table-cell>
          <table:table-cell office:value-type="float" office:value="5.3646076447975801" table:style-name="ce2">
            <text:p>5.364607645</text:p>
          </table:table-cell>
          <table:table-cell office:value-type="string" table:style-name="ce2">
            <text:p>GO:0034038, GO:0050514, GO:0008612, GO:0009553, GO:0050983</text:p>
          </table:table-cell>
          <table:table-cell office:value-type="string" table:style-name="ce2">
            <text:p>GO:0034038, GO:0050514, GO:0008612, GO:0009553, GO:0050983</text:p>
          </table:table-cell>
          <table:table-cell office:value-type="string" table:style-name="ce3">
            <text:p>Putative deoxyhypusine synthase</text:p>
          </table:table-cell>
          <table:table-cell office:value-type="string" table:style-name="ce3">
            <text:p>Putative deoxyhypusine synthase</text:p>
          </table:table-cell>
          <table:table-cell office:value-type="string" table:style-name="ce2">
            <text:p>embryo sac development<text:s/></text:p>
          </table:table-cell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2813</text:p>
          </table:table-cell>
          <table:table-cell office:value-type="string" table:style-name="ce2">
            <text:p>Cluster-3554.21196</text:p>
          </table:table-cell>
          <table:table-cell office:value-type="float" office:value="8.3582214948908398" table:style-name="ce2">
            <text:p>8.358221495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61377</text:p>
          </table:table-cell>
          <table:table-cell office:value-type="string" table:style-name="ce2">
            <text:p>Cluster-9335.0</text:p>
          </table:table-cell>
          <table:table-cell office:value-type="float" office:value="5.40556291147207" table:style-name="ce2">
            <text:p>5.405562911</text:p>
          </table:table-cell>
          <table:table-cell office:value-type="string" table:style-name="ce2">
            <text:p>GO:0005737, GO:0046914, GO:0030001, GO:0046916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1083</text:p>
          </table:table-cell>
          <table:table-cell office:value-type="string" table:style-name="ce2">
            <text:p>Cluster-12704.0</text:p>
          </table:table-cell>
          <table:table-cell office:value-type="float" office:value="9.1818774333618194" table:style-name="ce2">
            <text:p>9.181877433</text:p>
          </table:table-cell>
          <table:table-cell office:value-type="string" table:style-name="ce2">
            <text:p>GO:0000244,GO:0000375,GO:0000377,GO:0000387,GO:0000398,GO:0003674,GO:0003676,GO:0003712,GO:0003713,GO:0003723,GO:0005102,GO:0005488,GO:0005515,GO:0005575,GO:0005622,GO:0005623,GO:0005634,GO:0005654,GO:0005681,GO:0005682,GO:0005684,GO:0006139,GO:0006259,GO:0006304,GO:0006305,GO:0006306,GO:0006355,GO:0006357,GO:0006396,GO:0006397,GO:0006403,GO:0006725,GO:0006807,GO:0006950,GO:0007275,GO:0008134,GO:0008150,GO:0008152,GO:0008380,GO:0009266,GO:0009409,GO:0009628,GO:0009791,GO:0009845,GO:0009889,GO:0009891,GO:0009892,GO:0009893,GO:0009987,GO:0010467,GO:0010468,GO:0010556,GO:0010557,GO:0010604,GO:0010605,GO:0010628,GO:0010629,GO:0015030,GO:0016043,GO:0016070,GO:0016071,GO:0016458,GO:0016604,GO:0016607,GO:0019219,GO:0019222,GO:0022607,GO:0022613,GO:0022618,GO:0030532,GO:0031047,GO:0031323,GO:0031325,GO:0031326,GO:0031328,GO:0031974,GO:0031981,GO:0032259,GO:0032501,GO:0032502,GO:0032991,GO:0033036,GO:0034622,GO:0034641,GO:0035257,GO:0035258,GO:0043021,GO:0043170,GO:0043226,GO:0043227,GO:0043229,GO:0043231,GO:0043233,GO:0043412,GO:0043414,GO:0043933,GO:0044085,GO:0044237,GO:0044238,GO:0044260,GO:0044422,GO:0044424,GO:0044428,GO:0044446,GO:0044451,GO:0044464,GO:0044728,GO:0044877,GO:0045893,GO:0045935,GO:0045944,GO:0046483,GO:0046540,GO:0048518,GO:0048519,GO:0048522,GO:0048583,GO:0048584,GO:0048856,GO:0050681,GO:0050789,GO:0050794,GO:0050896,GO:0051171,GO:0051173,GO:0051179,GO:0051252,GO:0051254,GO:0051427,GO:0060147,GO:0060148,GO:0060255,GO:0060964,GO:0060966,GO:0060968,GO:0065003,GO:0065007,GO:0070013,GO:0070920,GO:0071005,GO:0071011,GO:0071013,GO:0071704,GO:0071826,GO:0071840,GO:0080090,GO:0080188,GO:0090304,GO:0090351,GO:0097159,GO:0097525,GO:0097526,GO:0120114,GO:0140110,GO:1901360,GO:1901363,GO:1902494,GO:1902680,GO:1903506,GO:1903508,GO:1903798,GO:1903800,GO:1990904,GO:2000112,GO:2000628,GO:2000630,GO:2000634,GO:2000636,GO:2000637,GO:200114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re-mRNA-processing factor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3176</text:p>
          </table:table-cell>
          <table:table-cell office:value-type="string" table:style-name="ce2">
            <text:p>Cluster-3554.21821</text:p>
          </table:table-cell>
          <table:table-cell office:value-type="float" office:value="8.1200747152972799" table:style-name="ce2">
            <text:p>8.120074715</text:p>
          </table:table-cell>
          <table:table-cell office:value-type="string" table:style-name="ce2">
            <text:p>GO:0016021, GO:0043662, GO:0009399, GO:000987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dulin-25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4848</text:p>
          </table:table-cell>
          <table:table-cell office:value-type="string" table:style-name="ce2">
            <text:p>Cluster-3554.13609</text:p>
          </table:table-cell>
          <table:table-cell office:value-type="float" office:value="5.5811499574334702" table:style-name="ce2">
            <text:p>5.58114995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PLAT/LH2 domain-containing prote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43520</text:p>
          </table:table-cell>
          <table:table-cell office:value-type="string" table:style-name="ce2">
            <text:p>Cluster-7740.0</text:p>
          </table:table-cell>
          <table:table-cell office:value-type="float" office:value="7.8189133722748796" table:style-name="ce2">
            <text:p>7.818913372</text:p>
          </table:table-cell>
          <table:table-cell office:value-type="string" table:style-name="ce2">
            <text:p>GO:0008168, GO:0032259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tRNA (pseudouridine(54)-N(1))-methyltransferase</text:p>
          </table:table-cell>
          <table:table-cell office:value-type="string" table:style-name="ce3">
            <text:p>Ribosomal RNA small subunit methyltransferase NEP1-lik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8800</text:p>
          </table:table-cell>
          <table:table-cell office:value-type="string" table:style-name="ce2">
            <text:p>Cluster-3554.39707</text:p>
          </table:table-cell>
          <table:table-cell office:value-type="float" office:value="5.3743648655918399" table:style-name="ce2">
            <text:p>5.374364866</text:p>
          </table:table-cell>
          <table:table-cell office:value-type="string" table:style-name="ce2">
            <text:p>GO:0000003,GO:0000323,GO:0003674,GO:0003824,GO:0004175,GO:0004190,GO:0005488,GO:0005515,GO:0005575,GO:0005622,GO:0005623,GO:0005737,GO:0005764,GO:0005765,GO:0005773,GO:0005774,GO:0005783,GO:0005789,GO:0005791,GO:0005798,GO:0006508,GO:0006807,GO:0006810,GO:0006886,GO:0006950,GO:0007275,GO:0008104,GO:0008150,GO:0008152,GO:0008233,GO:0009056,GO:0009057,GO:0009555,GO:0009846,GO:0009856,GO:0009986,GO:0009987,GO:0010033,GO:0010243,GO:0010498,GO:0012505,GO:0015031,GO:0015833,GO:0016020,GO:0016021,GO:0016043,GO:0016787,GO:0019538,GO:0019899,GO:0022414,GO:0022607,GO:0030163,GO:0030176,GO:0030660,GO:0030970,GO:0031090,GO:0031224,GO:0031227,GO:0031410,GO:0031625,GO:0031982,GO:0031984,GO:0032501,GO:0032502,GO:0032527,GO:0032991,GO:0033036,GO:0033554,GO:0033619,GO:0034613,GO:0034976,GO:0036503,GO:0036513,GO:0042175,GO:0042221,GO:0042500,GO:0042802,GO:0042803,GO:0042886,GO:0043170,GO:0043226,GO:0043227,GO:0043229,GO:0043231,GO:0043933,GO:0044085,GO:0044237,GO:0044238,GO:0044248,GO:0044257,GO:0044260,GO:0044265,GO:0044267,GO:0044389,GO:0044422,GO:0044424,GO:0044425,GO:0044432,GO:0044433,GO:0044437,GO:0044444,GO:0044446,GO:0044464,GO:0044706,GO:0045184,GO:0046907,GO:0046983,GO:0048229,GO:0048856,GO:0050896,GO:0051179,GO:0051234,GO:0051259,GO:0051260,GO:0051262,GO:0051289,GO:0051603,GO:0051641,GO:0051649,GO:0051704,GO:0051716,GO:0065003,GO:0070001,GO:0070011,GO:0070727,GO:0071458,GO:0071556,GO:0071702,GO:0071704,GO:0071705,GO:0071840,GO:0097708,GO:0098552,GO:0098553,GO:0098554,GO:0098562,GO:0098588,GO:0098796,GO:0098805,GO:0098827,GO:0098852,GO:0140096,GO:1901564,GO:1901565,GO:1901575,GO:1901698,GO:1903513,GO:190421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signal peptid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5947</text:p>
          </table:table-cell>
          <table:table-cell office:value-type="string" table:style-name="ce2">
            <text:p>Cluster-15046.0</text:p>
          </table:table-cell>
          <table:table-cell office:value-type="float" office:value="7.6929509786884998" table:style-name="ce2">
            <text:p>7.692950979</text:p>
          </table:table-cell>
          <table:table-cell office:value-type="string" table:style-name="ce2">
            <text:p>GO:0016021</text:p>
          </table:table-cell>
          <table:table-cell office:value-type="string" table:style-name="ce2">
            <text:p>GO:0016021</text:p>
          </table:table-cell>
          <table:table-cell office:value-type="string" table:style-name="ce3">
            <text:p>Putative gibberellin regulated protein</text:p>
          </table:table-cell>
          <table:table-cell office:value-type="string" table:style-name="ce3">
            <text:p>Putative gibberellin regulated protein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9820</text:p>
          </table:table-cell>
          <table:table-cell office:value-type="string" table:style-name="ce2">
            <text:p>Cluster-3554.16469</text:p>
          </table:table-cell>
          <table:table-cell office:value-type="float" office:value="6.6178731560638404" table:style-name="ce2">
            <text:p>6.617873156</text:p>
          </table:table-cell>
          <table:table-cell office:value-type="string" table:style-name="ce2">
            <text:p>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3056</text:p>
          </table:table-cell>
          <table:table-cell office:value-type="string" table:style-name="ce2">
            <text:p>Cluster-3554.9508</text:p>
          </table:table-cell>
          <table:table-cell office:value-type="float" office:value="7.7121072273237496" table:style-name="ce2">
            <text:p>7.712107227</text:p>
          </table:table-cell>
          <table:table-cell office:value-type="string" table:style-name="ce2">
            <text:p>GO:001602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hypothetical prote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3057.0</text:p>
          </table:table-cell>
          <table:table-cell office:value-type="string" table:style-name="ce2">
            <text:p>Cluster-1078.0</text:p>
          </table:table-cell>
          <table:table-cell office:value-type="float" office:value="8.8841174898101993" table:style-name="ce2">
            <text:p>8.88411749</text:p>
          </table:table-cell>
          <table:table-cell office:value-type="string" table:style-name="ce2">
            <text:p>GO:0005623, GO:0009055, GO:0015035, GO:0016740, GO:0050220, GO:0045454, GO:0055114</text:p>
          </table:table-cell>
          <table:table-cell office:value-type="string" table:style-name="ce2">
            <text:p>GO:0005623, GO:0009055, GO:0015035, GO:0016740, GO:0050220, GO:0045454, GO:0055114</text:p>
          </table:table-cell>
          <table:table-cell office:value-type="string" table:style-name="ce3">
            <text:p>Putative prostaglandin-E synthase</text:p>
          </table:table-cell>
          <table:table-cell office:value-type="string" table:style-name="ce3">
            <text:p>Putative prostaglandin-E synthase</text:p>
          </table:table-cell>
          <table:table-cell office:value-type="string" table:style-name="ce2">
            <text:p>cell redox homeostasis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8235</text:p>
          </table:table-cell>
          <table:table-cell office:value-type="string" table:style-name="ce2">
            <text:p>Cluster-3554.24983</text:p>
          </table:table-cell>
          <table:table-cell office:value-type="float" office:value="5.8628013452518601" table:style-name="ce2">
            <text:p>5.862801345</text:p>
          </table:table-cell>
          <table:table-cell office:value-type="string" table:style-name="ce2">
            <text:p>GO:0003674,GO:0003824,GO:0004396,GO:0005575,GO:0005622,GO:0005623,GO:0005737,GO:0005829,GO:0005975,GO:0005996,GO:0006000,GO:0006082,GO:0006629,GO:0006631,GO:0006633,GO:0006793,GO:0006796,GO:0008150,GO:0008152,GO:0008610,GO:0008865,GO:0009058,GO:0009987,GO:0010035,GO:0010038,GO:0016051,GO:0016053,GO:0016301,GO:0016310,GO:0016740,GO:0016772,GO:0016773,GO:0019200,GO:0019318,GO:0019752,GO:0032787,GO:0042221,GO:0043436,GO:0044237,GO:0044238,GO:0044249,GO:0044255,GO:0044262,GO:0044281,GO:0044283,GO:0044424,GO:0044444,GO:0044464,GO:0046394,GO:0046686,GO:0046835,GO:0050896,GO:0071704,GO:0072330,GO:1901576</text:p>
          </table:table-cell>
          <table:table-cell office:value-type="string" table:style-name="ce2">
            <text:p>GO:0003674,GO:0003824,GO:0004396,GO:0005575,GO:0005622,GO:0005623,GO:0005737,GO:0005829,GO:0005975,GO:0005996,GO:0006000,GO:0006082,GO:0006629,GO:0006631,GO:0006633,GO:0006793,GO:0006796,GO:0008150,GO:0008152,GO:0008610,GO:0008865,GO:0009058,GO:0009987,GO:0010035,GO:0010038,GO:0016051,GO:0016053,GO:0016301,GO:0016310,GO:0016740,GO:0016772,GO:0016773,GO:0019200,GO:0019318,GO:0019752,GO:0032787,GO:0042221,GO:0043436,GO:0044237,GO:0044238,GO:0044249,GO:0044255,GO:0044262,GO:0044281,GO:0044283,GO:0044424,GO:0044444,GO:0044464,GO:0046394,GO:0046686,GO:0046835,GO:0050896,GO:0071704,GO:0072330,GO:1901576</text:p>
          </table:table-cell>
          <table:table-cell office:value-type="string" table:style-name="ce3">
            <text:p>Belongs to the carbohydrate kinase PfkB family</text:p>
          </table:table-cell>
          <table:table-cell office:value-type="string" table:style-name="ce3">
            <text:p>Belongs to the carbohydrate kinase PfkB family</text:p>
          </table:table-cell>
          <table:table-cell office:value-type="string" table:style-name="ce2">
            <text:p><text:s/>monocarboxylic acid biosynthetic process</text:p>
          </table:table-cell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9370</text:p>
          </table:table-cell>
          <table:table-cell office:value-type="string" table:style-name="ce2">
            <text:p>Cluster-14966.0</text:p>
          </table:table-cell>
          <table:table-cell office:value-type="float" office:value="5.4767295904082003" table:style-name="ce2">
            <text:p>5.47672959</text:p>
          </table:table-cell>
          <table:table-cell office:value-type="string" table:style-name="ce2">
            <text:p>GO:0042973, GO:0005975, GO:0006952</text:p>
          </table:table-cell>
          <table:table-cell office:value-type="string" table:style-name="ce2">
            <text:p>GO:0042973, GO:0005975, GO:0006952</text:p>
          </table:table-cell>
          <table:table-cell office:value-type="string" table:style-name="ce3">
            <text:p>Putative glucan endo-1,3-beta-D-glucosidase</text:p>
          </table:table-cell>
          <table:table-cell office:value-type="string" table:style-name="ce3">
            <text:p>Putative glucan endo-1,3-beta-D-glucosidase</text:p>
          </table:table-cell>
          <table:table-cell office:value-type="string" table:style-name="ce2">
            <text:p>defense respons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8656</text:p>
          </table:table-cell>
          <table:table-cell office:value-type="string" table:style-name="ce2">
            <text:p>Cluster-2077.0</text:p>
          </table:table-cell>
          <table:table-cell office:value-type="float" office:value="6.4806404215419802" table:style-name="ce2">
            <text:p>6.48064042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14090</text:p>
          </table:table-cell>
          <table:table-cell office:value-type="string" table:style-name="ce2">
            <text:p>Cluster-13738.0</text:p>
          </table:table-cell>
          <table:table-cell office:value-type="float" office:value="6.0569496357427797" table:style-name="ce2">
            <text:p>6.056949636</text:p>
          </table:table-cell>
          <table:table-cell office:value-type="string" table:style-name="ce2">
            <text:p>GO:0016021</text:p>
          </table:table-cell>
          <table:table-cell office:value-type="string" table:style-name="ce2">
            <text:p>GO:0016021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2890</text:p>
          </table:table-cell>
          <table:table-cell office:value-type="string" table:style-name="ce2">
            <text:p>Cluster-3554.14417</text:p>
          </table:table-cell>
          <table:table-cell office:value-type="float" office:value="7.1996681412187202" table:style-name="ce2">
            <text:p>7.199668141</text:p>
          </table:table-cell>
          <table:table-cell office:value-type="string" table:style-name="ce2">
            <text:p>GO:0003674,GO:0003824,GO:0004620,GO:0004630,GO:0005575,GO:0005622,GO:0005623,GO:0005737,GO:0005773,GO:0005886,GO:0005911,GO:0006629,GO:0006644,GO:0006650,GO:0006793,GO:0006796,GO:0006950,GO:0008081,GO:0008150,GO:0008152,GO:0008219,GO:0009266,GO:0009409,GO:0009506,GO:0009628,GO:0009787,GO:0009789,GO:0009966,GO:0009967,GO:0009987,GO:0010119,GO:0010646,GO:0010647,GO:0012501,GO:0016020,GO:0016298,GO:0016787,GO:0016788,GO:0019637,GO:0023051,GO:0023056,GO:0030054,GO:0042578,GO:0043226,GO:0043227,GO:0043229,GO:0043231,GO:0044237,GO:0044238,GO:0044255,GO:0044424,GO:0044444,GO:0044464,GO:0046473,GO:0046486,GO:0048518,GO:0048522,GO:0048583,GO:0048584,GO:0050789,GO:0050794,GO:0050896,GO:0055044,GO:0065007,GO:0071704,GO:0071944,GO:0090333,GO:1901419,GO:1901421,GO:1905957,GO:1905959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Hydrolyzes glycerol-phospholipids at the terminal phosphodiesteric bond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45704</text:p>
          </table:table-cell>
          <table:table-cell office:value-type="string" table:style-name="ce2">
            <text:p>Cluster-3554.8413</text:p>
          </table:table-cell>
          <table:table-cell office:value-type="float" office:value="5.0705037082029696" table:style-name="ce2">
            <text:p>5.070503708</text:p>
          </table:table-cell>
          <table:table-cell office:value-type="string" table:style-name="ce2">
            <text:p>GO:0000079,GO:0000307,GO:0000902,GO:0000904,GO:0001932,GO:0001934,GO:0003674,GO:0005575,GO:0005622,GO:0005623,GO:0005634,GO:0006355,GO:0006357,GO:0007275,GO:0008150,GO:0009605,GO:0009607,GO:0009615,GO:0009653,GO:0009888,GO:0009889,GO:0009891,GO:0009893,GO:0009987,GO:0010026,GO:0010090,GO:0010468,GO:0010556,GO:0010557,GO:0010562,GO:0010604,GO:0010628,GO:0016043,GO:0016538,GO:0019207,GO:0019219,GO:0019220,GO:0019222,GO:0019887,GO:0030154,GO:0030234,GO:0031323,GO:0031325,GO:0031326,GO:0031328,GO:0031399,GO:0031401,GO:0032268,GO:0032270,GO:0032501,GO:0032502,GO:0032989,GO:0032991,GO:0033674,GO:0042325,GO:0042327,GO:0043085,GO:0043207,GO:0043226,GO:0043227,GO:0043229,GO:0043231,GO:0043549,GO:0044093,GO:0044424,GO:0044464,GO:0045737,GO:0045787,GO:0045859,GO:0045860,GO:0045893,GO:0045935,GO:0045937,GO:0045944,GO:0048366,GO:0048367,GO:0048468,GO:0048518,GO:0048522,GO:0048731,GO:0048827,GO:0048856,GO:0048869,GO:0050789,GO:0050790,GO:0050794,GO:0050896,GO:0051171,GO:0051173,GO:0051174,GO:0051246,GO:0051247,GO:0051252,GO:0051254,GO:0051338,GO:0051347,GO:0051704,GO:0051707,GO:0051726,GO:0060255,GO:0061695,GO:0065007,GO:0065009,GO:0071840,GO:0071900,GO:0071902,GO:0080090,GO:0090558,GO:0090626,GO:0098772,GO:0099402,GO:1901407,GO:1901409,GO:1902494,GO:1902554,GO:1902680,GO:1902911,GO:1903506,GO:1903508,GO:1904029,GO:1904031,GO:1990234,GO:2000112,GO:200114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Belongs to the cyclin family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2621</text:p>
          </table:table-cell>
          <table:table-cell office:value-type="string" table:style-name="ce2">
            <text:p>Cluster-3554.29663</text:p>
          </table:table-cell>
          <table:table-cell office:value-type="float" office:value="5.5017505958800301" table:style-name="ce2">
            <text:p>5.50175059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Transposase family tnp2</text:p>
          </table:table-cell>
          <table:table-cell office:value-type="string" table:style-name="ce3">
            <text:p>Transposase family tnp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6678</text:p>
          </table:table-cell>
          <table:table-cell office:value-type="string" table:style-name="ce2">
            <text:p>Cluster-3554.7485</text:p>
          </table:table-cell>
          <table:table-cell office:value-type="float" office:value="6.2850801097162101" table:style-name="ce2">
            <text:p>6.2850801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5533</text:p>
          </table:table-cell>
          <table:table-cell office:value-type="string" table:style-name="ce2">
            <text:p>Cluster-3554.45577</text:p>
          </table:table-cell>
          <table:table-cell office:value-type="float" office:value="5.3007263708024999" table:style-name="ce2">
            <text:p>5.300726371</text:p>
          </table:table-cell>
          <table:table-cell office:value-type="string" table:style-name="ce2">
            <text:p>GO:0016021, GO:0015194, GO:0015825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serine incorporator/TMS membrane protein</text:p>
          </table:table-cell>
          <table:table-cell office:value-type="string" table:style-name="ce3">
            <text:p>ADP-ribosylation factor GTPase-activating protein AGD14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2746</text:p>
          </table:table-cell>
          <table:table-cell office:value-type="string" table:style-name="ce2">
            <text:p>Cluster-3554.27526</text:p>
          </table:table-cell>
          <table:table-cell office:value-type="float" office:value="13.090965905445101" table:style-name="ce2">
            <text:p>13.09096591</text:p>
          </table:table-cell>
          <table:table-cell office:value-type="string" table:style-name="ce2">
            <text:p>GO:001602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hypothetical protein</text:p>
          </table:table-cell>
          <table:table-cell office:value-type="string" table:style-name="ce2">
            <text:p>tobamovirus multiplication protei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9214</text:p>
          </table:table-cell>
          <table:table-cell office:value-type="string" table:style-name="ce2">
            <text:p>Cluster-3554.6732</text:p>
          </table:table-cell>
          <table:table-cell office:value-type="float" office:value="5.17572162721211" table:style-name="ce2">
            <text:p>5.17572162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Domain of unknown function (DUF4504)</text:p>
          </table:table-cell>
          <table:table-cell office:value-type="string" table:style-name="ce2">
            <text:p>hypothetical protei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41853</text:p>
          </table:table-cell>
          <table:table-cell office:value-type="string" table:style-name="ce2">
            <text:p>Cluster-8676.0</text:p>
          </table:table-cell>
          <table:table-cell office:value-type="float" office:value="5.5988770825459904" table:style-name="ce2">
            <text:p>5.598877083</text:p>
          </table:table-cell>
          <table:table-cell office:value-type="string" table:style-name="ce2">
            <text:p>GO:0005886, GO:0016021, GO:0005516, GO:0006952, GO:0009607</text:p>
          </table:table-cell>
          <table:table-cell office:value-type="string" table:style-name="ce2">
            <text:p>GO:0004439, GO:0046856</text:p>
          </table:table-cell>
          <table:table-cell office:value-type="string" table:style-name="ce2">
            <text:p>hypothetical protein</text:p>
          </table:table-cell>
          <table:table-cell office:value-type="string" table:style-name="ce2">
            <text:p>Mlo_famil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0565</text:p>
          </table:table-cell>
          <table:table-cell office:value-type="string" table:style-name="ce2">
            <text:p>Cluster-5919.0</text:p>
          </table:table-cell>
          <table:table-cell office:value-type="float" office:value="5.0100721822193703" table:style-name="ce2">
            <text:p>5.010072182</text:p>
          </table:table-cell>
          <table:table-cell office:value-type="string" table:style-name="ce2">
            <text:p>GO:0000413,GO:0003674,GO:0003755,GO:0003824,GO:0005488,GO:0005527,GO:0005528,GO:0005575,GO:0005622,GO:0005623,GO:0005737,GO:0005773,GO:0006457,GO:0006464,GO:0006807,GO:0006950,GO:0008144,GO:0008150,GO:0008152,GO:0009266,GO:0009408,GO:0009628,GO:0009987,GO:0010286,GO:0016853,GO:0016859,GO:0018193,GO:0018208,GO:0019538,GO:0033554,GO:0034605,GO:0036211,GO:0043170,GO:0043226,GO:0043227,GO:0043229,GO:0043231,GO:0043412,GO:0044237,GO:0044238,GO:0044260,GO:0044267,GO:0044424,GO:0044444,GO:0044464,GO:0050896,GO:0051716,GO:0061077,GO:0070370,GO:0071704,GO:0097159,GO:0140096,GO:1901363,GO:1901564</text:p>
          </table:table-cell>
          <table:table-cell office:value-type="string" table:style-name="ce2">
            <text:p>GO:0000413,GO:0003674,GO:0003755,GO:0003824,GO:0005488,GO:0005527,GO:0005528,GO:0005575,GO:0005622,GO:0005623,GO:0005737,GO:0005773,GO:0006457,GO:0006464,GO:0006807,GO:0006950,GO:0008144,GO:0008150,GO:0008152,GO:0009266,GO:0009408,GO:0009628,GO:0009987,GO:0010286,GO:0016853,GO:0016859,GO:0018193,GO:0018208,GO:0019538,GO:0033554,GO:0034605,GO:0036211,GO:0043170,GO:0043226,GO:0043227,GO:0043229,GO:0043231,GO:0043412,GO:0044237,GO:0044238,GO:0044260,GO:0044267,GO:0044424,GO:0044444,GO:0044464,GO:0050896,GO:0051716,GO:0061077,GO:0070370,GO:0071704,GO:0097159,GO:0140096,GO:1901363,GO:1901564</text:p>
          </table:table-cell>
          <table:table-cell office:value-type="string" table:style-name="ce3">
            <text:p>Peptidyl-prolyl cis-trans isomerase</text:p>
          </table:table-cell>
          <table:table-cell office:value-type="string" table:style-name="ce3">
            <text:p>Peptidyl-prolyl cis-trans isomerase</text:p>
          </table:table-cell>
          <table:table-cell office:value-type="string" table:style-name="ce2">
            <text:p>organonitrogen compound or stress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51272</text:p>
          </table:table-cell>
          <table:table-cell office:value-type="string" table:style-name="ce2">
            <text:p>Cluster-3554.35248</text:p>
          </table:table-cell>
          <table:table-cell office:value-type="float" office:value="5.0465371544167796" table:style-name="ce2">
            <text:p>5.04653715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Belongs to the multi antimicrobial extrusion (MATE) (TC 2.A.66.1) family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16308</text:p>
          </table:table-cell>
          <table:table-cell office:value-type="string" table:style-name="ce2">
            <text:p>Cluster-3554.30603</text:p>
          </table:table-cell>
          <table:table-cell office:value-type="float" office:value="5.3793821432197602" table:style-name="ce2">
            <text:p>5.379382143</text:p>
          </table:table-cell>
          <table:table-cell office:value-type="string" table:style-name="ce2">
            <text:p>GO:0003674,GO:0003676,GO:0003723,GO:0003735,GO:0005198,GO:0005488,GO:0005575,GO:0005622,GO:0005623,GO:0005634,GO:0005730,GO:0005737,GO:0005829,GO:0005840,GO:0015934,GO:0019843,GO:0022625,GO:0022626,GO:0031974,GO:0031981,GO:0032991,GO:0043226,GO:0043227,GO:0043228,GO:0043229,GO:0043231,GO:0043232,GO:0043233,GO:0044391,GO:0044422,GO:0044424,GO:0044428,GO:0044444,GO:0044445,GO:0044446,GO:0044464,GO:0070013,GO:0070180,GO:0097159,GO:1901363,GO:1990904</text:p>
          </table:table-cell>
          <table:table-cell office:value-type="string" table:style-name="ce2">
            <text:p>GO:0003674,GO:0003676,GO:0003723,GO:0003735,GO:0005198,GO:0005488,GO:0005575,GO:0005622,GO:0005623,GO:0005634,GO:0005730,GO:0005737,GO:0005829,GO:0005840,GO:0015934,GO:0019843,GO:0022625,GO:0022626,GO:0031974,GO:0031981,GO:0032991,GO:0043226,GO:0043227,GO:0043228,GO:0043229,GO:0043231,GO:0043232,GO:0043233,GO:0044391,GO:0044422,GO:0044424,GO:0044428,GO:0044444,GO:0044445,GO:0044446,GO:0044464,GO:0070013,GO:0070180,GO:0097159,GO:1901363,GO:1990904</text:p>
          </table:table-cell>
          <table:table-cell office:value-type="string" table:style-name="ce3">
            <text:p>Belongs to the universal ribosomal protein uL14 family</text:p>
          </table:table-cell>
          <table:table-cell office:value-type="string" table:style-name="ce3">
            <text:p>Belongs to the universal ribosomal protein uL14 family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0081</text:p>
          </table:table-cell>
          <table:table-cell office:value-type="string" table:style-name="ce2">
            <text:p>Cluster-3554.43977</text:p>
          </table:table-cell>
          <table:table-cell office:value-type="float" office:value="10.999730653767299" table:style-name="ce2">
            <text:p>10.99973065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Late_nodulin_prote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3020.0</text:p>
          </table:table-cell>
          <table:table-cell office:value-type="string" table:style-name="ce2">
            <text:p>Cluster-7762.0</text:p>
          </table:table-cell>
          <table:table-cell office:value-type="float" office:value="5.0921108297372601" table:style-name="ce2">
            <text:p>5.09211083</text:p>
          </table:table-cell>
          <table:table-cell office:value-type="string" table:style-name="ce2">
            <text:p>GO:0009535, GO:0009941</text:p>
          </table:table-cell>
          <table:table-cell office:value-type="string" table:style-name="ce2">
            <text:p>GO:0009535, GO:0009941</text:p>
          </table:table-cell>
          <table:table-cell office:value-type="string" table:style-name="ce3">
            <text:p>Putative thylakoid soluble phosphoprotein TSP9</text:p>
          </table:table-cell>
          <table:table-cell office:value-type="string" table:style-name="ce3">
            <text:p>Putative thylakoid soluble phosphoprotein TSP9</text:p>
          </table:table-cell>
          <table:table-cell office:value-type="string" table:style-name="ce2">
            <text:p>transcription factor related to light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0535</text:p>
          </table:table-cell>
          <table:table-cell office:value-type="string" table:style-name="ce2">
            <text:p>Cluster-3554.13077</text:p>
          </table:table-cell>
          <table:table-cell office:value-type="float" office:value="5.4004751824332802" table:style-name="ce2">
            <text:p>5.400475182</text:p>
          </table:table-cell>
          <table:table-cell office:value-type="string" table:style-name="ce2">
            <text:p>GO:0016614, GO:0050660, GO:0055114</text:p>
          </table:table-cell>
          <table:table-cell office:value-type="string" table:style-name="ce2">
            <text:p>GO:0016614, GO:0050660, GO:0055114</text:p>
          </table:table-cell>
          <table:table-cell office:value-type="string" table:style-name="ce3">
            <text:p>Putative tetrahydroberberine oxidase</text:p>
          </table:table-cell>
          <table:table-cell office:value-type="string" table:style-name="ce3">
            <text:p>Putative tetrahydroberberine oxidase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6206</text:p>
          </table:table-cell>
          <table:table-cell office:value-type="string" table:style-name="ce2">
            <text:p>Cluster-2032.0</text:p>
          </table:table-cell>
          <table:table-cell office:value-type="float" office:value="6.1106233776884" table:style-name="ce2">
            <text:p>6.1106233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GO:0005737, GO:0005524, GO:0016874, GO:0031625, GO:0061630, GO:0006511, GO:0016567</text:p>
          </table:table-cell>
          <table:table-cell office:value-type="string" table:style-name="ce3">
            <text:p>zinc-binding in reverse transcriptase</text:p>
          </table:table-cell>
          <table:table-cell office:value-type="string" table:style-name="ce3">
            <text:p>zinc-binding_in_reverse_transcriptase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7108</text:p>
          </table:table-cell>
          <table:table-cell office:value-type="string" table:style-name="ce2">
            <text:p>Cluster-2647.0</text:p>
          </table:table-cell>
          <table:table-cell office:value-type="float" office:value="5.1593359626724098" table:style-name="ce2">
            <text:p>5.15933596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hypothetical protein</text:p>
          </table:table-cell>
          <table:table-cell office:value-type="string" table:style-name="ce2">
            <text:p>hypothetical protei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2188</text:p>
          </table:table-cell>
          <table:table-cell office:value-type="string" table:style-name="ce2">
            <text:p>Cluster-3554.34643</text:p>
          </table:table-cell>
          <table:table-cell office:value-type="float" office:value="5.7611068185828298" table:style-name="ce2">
            <text:p>5.761106819</text:p>
          </table:table-cell>
          <table:table-cell office:value-type="string" table:style-name="ce2">
            <text:p>GO:0005524, GO:0032542, GO:0055114, GO:0098869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Late_nodulin_prote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60527</text:p>
          </table:table-cell>
          <table:table-cell office:value-type="string" table:style-name="ce2">
            <text:p>Cluster-424.0</text:p>
          </table:table-cell>
          <table:table-cell office:value-type="float" office:value="5.4470281162361998" table:style-name="ce2">
            <text:p>5.44702811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protein MIZU-KUSSEI 1-like, plant</text:p>
          </table:table-cell>
          <table:table-cell office:value-type="string" table:style-name="ce3">
            <text:p>mizu-kussei</text:p>
          </table:table-cell>
          <table:table-cell office:value-type="string" table:style-name="ce2">
            <text:p>Lateral Root Development</text:p>
          </table:table-cell>
          <table:table-cell table:number-columns-repeated="9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1340</text:p>
          </table:table-cell>
          <table:table-cell office:value-type="string" table:style-name="ce2">
            <text:p>Cluster-3554.45201</text:p>
          </table:table-cell>
          <table:table-cell office:value-type="float" office:value="5.9068793888430404" table:style-name="ce2">
            <text:p>5.906879389</text:p>
          </table:table-cell>
          <table:table-cell office:value-type="string" table:style-name="ce2">
            <text:p>GO:0000902,GO:0002682,GO:0002684,GO:0003674,GO:0003824,GO:0004601,GO:0005575,GO:0005576,GO:0005618,GO:0005622,GO:0005623,GO:0005737,GO:0005773,GO:0005774,GO:0005794,GO:0006950,GO:0006952,GO:0006970,GO:0008150,GO:0008152,GO:0009314,GO:0009416,GO:0009505,GO:0009605,GO:0009607,GO:0009617,GO:0009620,GO:0009628,GO:0009636,GO:0009651,GO:0009653,GO:0009719,GO:0009725,GO:0009735,GO:0009826,GO:0009987,GO:0010033,GO:0010035,GO:0010038,GO:0010043,GO:0012505,GO:0016020,GO:0016043,GO:0016049,GO:0016209,GO:0016491,GO:0016684,GO:0030312,GO:0031090,GO:0031347,GO:0031349,GO:0032502,GO:0032989,GO:0035821,GO:0040007,GO:0040008,GO:0042221,GO:0042742,GO:0043207,GO:0043226,GO:0043227,GO:0043229,GO:0043231,GO:0044003,GO:0044237,GO:0044403,GO:0044419,GO:0044422,GO:0044424,GO:0044437,GO:0044444,GO:0044446,GO:0044464,GO:0045088,GO:0045089,GO:0045926,GO:0048046,GO:0048518,GO:0048519,GO:0048583,GO:0048584,GO:0048589,GO:0048856,GO:0048869,GO:0050776,GO:0050778,GO:0050789,GO:0050832,GO:0050896,GO:0051701,GO:0051704,GO:0051707,GO:0051716,GO:0051817,GO:0052031,GO:0052033,GO:0052166,GO:0052167,GO:0052169,GO:0052173,GO:0052200,GO:0052255,GO:0052257,GO:0052305,GO:0052306,GO:0052308,GO:0052509,GO:0052510,GO:0052552,GO:0052553,GO:0052555,GO:0052556,GO:0052564,GO:0052572,GO:0055114,GO:0060560,GO:0065007,GO:0070887,GO:0071840,GO:0071944,GO:0072593,GO:0075136,GO:0080134,GO:0097237,GO:0098542,GO:0098588,GO:0098754,GO:0098805,GO:0098869,GO:1990748</text:p>
          </table:table-cell>
          <table:table-cell office:value-type="string" table:style-name="ce2">
            <text:p>GO:0000902,GO:0002682,GO:0002684,GO:0003674,GO:0003824,GO:0004601,GO:0005575,GO:0005576,GO:0005618,GO:0005622,GO:0005623,GO:0005737,GO:0005773,GO:0005774,GO:0005794,GO:0006950,GO:0006952,GO:0006970,GO:0008150,GO:0008152,GO:0009314,GO:0009416,GO:0009505,GO:0009605,GO:0009607,GO:0009617,GO:0009620,GO:0009628,GO:0009636,GO:0009651,GO:0009653,GO:0009719,GO:0009725,GO:0009735,GO:0009826,GO:0009987,GO:0010033,GO:0010035,GO:0010038,GO:0010043,GO:0012505,GO:0016020,GO:0016043,GO:0016049,GO:0016209,GO:0016491,GO:0016684,GO:0030312,GO:0031090,GO:0031347,GO:0031349,GO:0032502,GO:0032989,GO:0035821,GO:0040007,GO:0040008,GO:0042221,GO:0042742,GO:0043207,GO:0043226,GO:0043227,GO:0043229,GO:0043231,GO:0044003,GO:0044237,GO:0044403,GO:0044419,GO:0044422,GO:0044424,GO:0044437,GO:0044444,GO:0044446,GO:0044464,GO:0045088,GO:0045089,GO:0045926,GO:0048046,GO:0048518,GO:0048519,GO:0048583,GO:0048584,GO:0048589,GO:0048856,GO:0048869,GO:0050776,GO:0050778,GO:0050789,GO:0050832,GO:0050896,GO:0051701,GO:0051704,GO:0051707,GO:0051716,GO:0051817,GO:0052031,GO:0052033,GO:0052166,GO:0052167,GO:0052169,GO:0052173,GO:0052200,GO:0052255,GO:0052257,GO:0052305,GO:0052306,GO:0052308,GO:0052509,GO:0052510,GO:0052552,GO:0052553,GO:0052555,GO:0052556,GO:0052564,GO:0052572,GO:0055114,GO:0060560,GO:0065007,GO:0070887,GO:0071840,GO:0071944,GO:0072593,GO:0075136,GO:0080134,GO:0097237,GO:0098542,GO:0098588,GO:0098754,GO:0098805,GO:0098869,GO:1990748</text:p>
          </table:table-cell>
          <table:table-cell office:value-type="string" table:style-name="ce3">
            <text:p>Removal of H(2)O(2), oxidation of toxic reductants, biosynthesis and degradation of lignin, suberization, auxin catabolism, response to environmental stresses such as wounding, pathogen attack and oxidative stress</text:p>
          </table:table-cell>
          <table:table-cell office:value-type="string" table:style-name="ce3">
            <text:p>Removal of H(2)O(2), oxidation of toxic reductants, biosynthesis and degradation of lignin, suberization, auxin catabolism, response to environmental stresses such as wounding, pathogen attack and oxidative stress</text:p>
          </table:table-cell>
          <table:table-cell office:value-type="string" table:style-name="ce2">
            <text:p>stress, host defens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8843</text:p>
          </table:table-cell>
          <table:table-cell office:value-type="string" table:style-name="ce2">
            <text:p>Cluster-1397.0</text:p>
          </table:table-cell>
          <table:table-cell office:value-type="float" office:value="5.4048075479685904" table:style-name="ce2">
            <text:p>5.404807548</text:p>
          </table:table-cell>
          <table:table-cell office:value-type="string" table:style-name="ce2">
            <text:p>GO:0004553, GO:0005975</text:p>
          </table:table-cell>
          <table:table-cell office:value-type="string" table:style-name="ce2">
            <text:p>GO:0004553, GO:0005975</text:p>
          </table:table-cell>
          <table:table-cell office:value-type="string" table:style-name="ce3">
            <text:p>Putative chitinase</text:p>
          </table:table-cell>
          <table:table-cell office:value-type="string" table:style-name="ce3">
            <text:p>Putative chitinase</text:p>
          </table:table-cell>
          <table:table-cell office:value-type="string" table:style-name="ce2">
            <text:p>carbohydrate metabolic process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59194</text:p>
          </table:table-cell>
          <table:table-cell office:value-type="string" table:style-name="ce2">
            <text:p>Cluster-13472.0</text:p>
          </table:table-cell>
          <table:table-cell office:value-type="float" office:value="6.2990470542745802" table:style-name="ce2">
            <text:p>6.299047054</text:p>
          </table:table-cell>
          <table:table-cell office:value-type="string" table:style-name="ce2">
            <text:p>GO:0003676</text:p>
          </table:table-cell>
          <table:table-cell office:value-type="string" table:style-name="ce2">
            <text:p>GO:0003676</text:p>
          </table:table-cell>
          <table:table-cell office:value-type="string" table:style-name="ce3">
            <text:p>Putative ribonuclease H-like domain-containing protein</text:p>
          </table:table-cell>
          <table:table-cell office:value-type="string" table:style-name="ce3">
            <text:p>Putative ribonuclease H-like domain-containing prot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0639</text:p>
          </table:table-cell>
          <table:table-cell office:value-type="string" table:style-name="ce2">
            <text:p>Cluster-11008.1</text:p>
          </table:table-cell>
          <table:table-cell office:value-type="float" office:value="5.6771529259399101" table:style-name="ce2">
            <text:p>5.677152926</text:p>
          </table:table-cell>
          <table:table-cell office:value-type="string" table:style-name="ce2">
            <text:p>GO:0043231, GO:0080043, GO:0080044, GO:0009813, GO:0052696</text:p>
          </table:table-cell>
          <table:table-cell office:value-type="string" table:style-name="ce2">
            <text:p>GO:0003674,GO:0003824,GO:0005575,GO:0005622,GO:0005623,GO:0005737,GO:0005783,GO:0006725,GO:0006805,GO:0006950,GO:0006970,GO:0008150,GO:0008152,GO:0008194,GO:0009056,GO:0009058,GO:0009410,GO:0009628,GO:0009636,GO:0009651,GO:0009698,GO:0009699,GO:0009808,GO:0009809,GO:0009987,GO:0012505,GO:0016740,GO:0016757,GO:0016758,GO:0019438,GO:0019748,GO:0035251,GO:0042178,GO:0042221,GO:0043226,GO:0043227,GO:0043229,GO:0043231,GO:0044237,GO:0044248,GO:0044249,GO:0044424,GO:0044444,GO:0044464,GO:0044550,GO:0046527,GO:0050896,GO:0051716,GO:0070887,GO:0071466,GO:0071704,GO:0080043,GO:0080044,GO:1901360,GO:1901362,GO:1901576</text:p>
          </table:table-cell>
          <table:table-cell office:value-type="string" table:style-name="ce2">
            <text:p>Putative hydroquinone glucosyltransferase</text:p>
          </table:table-cell>
          <table:table-cell office:value-type="string" table:style-name="ce2">
            <text:p>Belongs to the UDP-glycosyltransferase family</text:p>
          </table:table-cell>
          <table:table-cell office:value-type="string" table:style-name="ce2">
            <text:p>flavonoid biosynthetic process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16371" table:style-name="ce2"/>
        </table:table-row>
        <table:table-row table:style-name="ro1">
          <table:table-cell office:value-type="string" table:style-name="ce2">
            <text:p>Cluster-2.23935</text:p>
          </table:table-cell>
          <table:table-cell office:value-type="string" table:style-name="ce2">
            <text:p>Cluster-3554.16251</text:p>
          </table:table-cell>
          <table:table-cell office:value-type="float" office:value="10.176279479713999" table:style-name="ce2">
            <text:p>10.1762794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6723</text:p>
          </table:table-cell>
          <table:table-cell office:value-type="string" table:style-name="ce2">
            <text:p>Cluster-3554.12221</text:p>
          </table:table-cell>
          <table:table-cell office:value-type="float" office:value="5.51494907361743" table:style-name="ce2">
            <text:p>5.514949074</text:p>
          </table:table-cell>
          <table:table-cell office:value-type="string" table:style-name="ce2">
            <text:p>GO:0016021, GO:0004674, GO:0004714, GO:0005524, GO:0030246, GO:0018108</text:p>
          </table:table-cell>
          <table:table-cell office:value-type="string" table:style-name="ce2">
            <text:p>GO:0001101,GO:0002229,GO:0002239,GO:0005575,GO:0005623,GO:0005886,GO:0006950,GO:0006952,GO:0007275,GO:0008150,GO:0009555,GO:0009605,GO:0009607,GO:0009617,GO:0009719,GO:0009725,GO:0009751,GO:0010033,GO:0014070,GO:0016020,GO:0032501,GO:0032502,GO:0042221,GO:0042493,GO:0042742,GO:0043207,GO:0044464,GO:0046677,GO:0048229,GO:0048856,GO:0050896,GO:0051704,GO:0051707,GO:0071944,GO:0098542,GO:1901700</text:p>
          </table:table-cell>
          <table:table-cell office:value-type="string" table:style-name="ce3">
            <text:p>Putative protein kinase RLK-Pelle-L-LEC family</text:p>
          </table:table-cell>
          <table:table-cell office:value-type="string" table:style-name="ce3">
            <text:p>Lectin-domain containing receptor kinase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4575</text:p>
          </table:table-cell>
          <table:table-cell office:value-type="string" table:style-name="ce2">
            <text:p>Cluster-13290.0</text:p>
          </table:table-cell>
          <table:table-cell office:value-type="float" office:value="5.3636205702326603" table:style-name="ce2">
            <text:p>5.3636205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GO:0003964, GO:0006278</text:p>
          </table:table-cell>
          <table:table-cell office:value-type="string" table:style-name="ce3">
            <text:p>zinc-binding in reverse transcriptase</text:p>
          </table:table-cell>
          <table:table-cell office:value-type="string" table:style-name="ce3">
            <text:p>Putative RNA-directed DNA polymerase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9944</text:p>
          </table:table-cell>
          <table:table-cell office:value-type="string" table:style-name="ce2">
            <text:p>Cluster-3554.23809</text:p>
          </table:table-cell>
          <table:table-cell office:value-type="float" office:value="5.2545658816988903" table:style-name="ce2">
            <text:p>5.254565882</text:p>
          </table:table-cell>
          <table:table-cell office:value-type="string" table:style-name="ce2">
            <text:p>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4367</text:p>
          </table:table-cell>
          <table:table-cell office:value-type="string" table:style-name="ce2">
            <text:p>Cluster-3554.16278</text:p>
          </table:table-cell>
          <table:table-cell office:value-type="float" office:value="5.5348895748096698" table:style-name="ce2">
            <text:p>5.534889575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2">
            <text:p>GO:0016021, GO:0046872, GO:0009878</text:p>
          </table:table-cell>
          <table:table-cell office:value-type="string" table:style-name="ce3">
            <text:p>Putative Late nodulin</text:p>
          </table:table-cell>
          <table:table-cell office:value-type="string" table:style-name="ce3">
            <text:p>Putative Late nodulin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9997.0</text:p>
          </table:table-cell>
          <table:table-cell office:value-type="string" table:style-name="ce2">
            <text:p>Cluster-2858.0</text:p>
          </table:table-cell>
          <table:table-cell office:value-type="float" office:value="6.1115207952580297" table:style-name="ce2">
            <text:p>6.111520795</text:p>
          </table:table-cell>
          <table:table-cell office:value-type="string" table:style-name="ce2">
            <text:p>GO:0008270, GO:0061630, GO:0000209, GO:0042787, GO:0043161</text:p>
          </table:table-cell>
          <table:table-cell office:value-type="string" table:style-name="ce2">
            <text:p>GO:0008270, GO:0061630, GO:0000209, GO:0042787, GO:0043161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2182</text:p>
          </table:table-cell>
          <table:table-cell office:value-type="string" table:style-name="ce2">
            <text:p>Cluster-3860.0</text:p>
          </table:table-cell>
          <table:table-cell office:value-type="float" office:value="5.4248155035881398" table:style-name="ce2">
            <text:p>5.42481550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receptor-like serine threonine-protein kinas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4170</text:p>
          </table:table-cell>
          <table:table-cell office:value-type="string" table:style-name="ce2">
            <text:p>Cluster-3554.9504</text:p>
          </table:table-cell>
          <table:table-cell office:value-type="float" office:value="7.1360038618672901" table:style-name="ce2">
            <text:p>7.136003862</text:p>
          </table:table-cell>
          <table:table-cell office:value-type="string" table:style-name="ce2">
            <text:p>GO:0003674,GO:0003676,GO:0003677,GO:0003700,GO:0005488,GO:0005575,GO:0005622,GO:0005623,GO:0005634,GO:0006355,GO:0008150,GO:0009889,GO:0010468,GO:0010556,GO:0019219,GO:0019222,GO:0031323,GO:0031326,GO:0043226,GO:0043227,GO:0043229,GO:0043231,GO:0043565,GO:0044424,GO:0044464,GO:0050789,GO:0050794,GO:0051171,GO:0051252,GO:0060255,GO:0065007,GO:0080090,GO:0097159,GO:0140110,GO:1901363,GO:1903506,GO:2000112,GO:200114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Belongs to the GRAS family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18305</text:p>
          </table:table-cell>
          <table:table-cell office:value-type="string" table:style-name="ce2">
            <text:p>Cluster-6575.0</text:p>
          </table:table-cell>
          <table:table-cell office:value-type="float" office:value="5.1661049381626798" table:style-name="ce2">
            <text:p>5.16610493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56604</text:p>
          </table:table-cell>
          <table:table-cell office:value-type="string" table:style-name="ce2">
            <text:p>Cluster-3554.12866</text:p>
          </table:table-cell>
          <table:table-cell office:value-type="float" office:value="5.5065604137111404" table:style-name="ce2">
            <text:p>5.50656041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lant_transposase_(Ptta/En/Spm_family)</text:p>
          </table:table-cell>
          <table:table-cell office:value-type="string" table:style-name="ce2">
            <text:p>hypothetical protei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51293</text:p>
          </table:table-cell>
          <table:table-cell office:value-type="string" table:style-name="ce2">
            <text:p>Cluster-3554.13789</text:p>
          </table:table-cell>
          <table:table-cell office:value-type="float" office:value="6.9025320244934401" table:style-name="ce2">
            <text:p>6.902532024</text:p>
          </table:table-cell>
          <table:table-cell office:value-type="string" table:style-name="ce2">
            <text:p>GO:0016592, GO:0003677, GO:0009585, GO:0009867, GO:0009911, GO:0010114, GO:0010218, GO:0031349, GO:0045893, GO:005083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von Willebrand factor, type A</text:p>
          </table:table-cell>
          <table:table-cell office:value-type="string" table:style-name="ce2">
            <text:p>mediator of RNA polymerase II transcription subuni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10295.0</text:p>
          </table:table-cell>
          <table:table-cell office:value-type="string" table:style-name="ce2">
            <text:p>Cluster-11744.1</text:p>
          </table:table-cell>
          <table:table-cell office:value-type="float" office:value="5.1990662471261899" table:style-name="ce2">
            <text:p>5.19906624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hypothetical protein</text:p>
          </table:table-cell>
          <table:table-cell office:value-type="string" table:style-name="ce3">
            <text:p>hypothetical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51197</text:p>
          </table:table-cell>
          <table:table-cell office:value-type="string" table:style-name="ce2">
            <text:p>Cluster-12993.0</text:p>
          </table:table-cell>
          <table:table-cell office:value-type="float" office:value="5.2780842196596698" table:style-name="ce2">
            <text:p>5.2780842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leucine-rich repeat-containing, plant-type, leucine-rich repeat domain, L</text:p>
          </table:table-cell>
          <table:table-cell office:value-type="string" table:style-name="ce3">
            <text:p>Putative leucine-rich repeat-containing, plant-type, leucine-rich repeat domain, L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6131</text:p>
          </table:table-cell>
          <table:table-cell office:value-type="string" table:style-name="ce2">
            <text:p>Cluster-3554.32676</text:p>
          </table:table-cell>
          <table:table-cell office:value-type="float" office:value="5.1550567190464003" table:style-name="ce2">
            <text:p>5.155056719</text:p>
          </table:table-cell>
          <table:table-cell office:value-type="string" table:style-name="ce2">
            <text:p>GO:0000156,GO:0000160,GO:0001101,GO:0003674,GO:0003700,GO:0005575,GO:0005622,GO:0005623,GO:0005634,GO:0006355,GO:0006950,GO:0007154,GO:0007165,GO:0007275,GO:0008150,GO:0009414,GO:0009415,GO:0009628,GO:0009653,GO:0009719,GO:0009725,GO:0009735,GO:0009736,GO:0009755,GO:0009888,GO:0009889,GO:0009966,GO:0009987,GO:0010015,GO:0010033,GO:0010035,GO:0010073,GO:0010074,GO:0010075,GO:0010082,GO:0010380,GO:0010468,GO:0010492,GO:0010556,GO:0010646,GO:0019219,GO:0019222,GO:0019827,GO:0022622,GO:0023051,GO:0023052,GO:0031323,GO:0031326,GO:0031537,GO:0032501,GO:0032502,GO:0032870,GO:0035556,GO:0040008,GO:0042221,GO:0043226,GO:0043227,GO:0043229,GO:0043231,GO:0044424,GO:0044464,GO:0048364,GO:0048367,GO:0048507,GO:0048509,GO:0048580,GO:0048583,GO:0048638,GO:0048731,GO:0048856,GO:0050789,GO:0050793,GO:0050794,GO:0050896,GO:0051171,GO:0051193,GO:0051239,GO:0051252,GO:0051716,GO:0060089,GO:0060255,GO:0065007,GO:0070887,GO:0071310,GO:0071368,GO:0071495,GO:0080022,GO:0080036,GO:0080050,GO:0080090,GO:0080113,GO:0090056,GO:0098727,GO:0099402,GO:0140110,GO:1901401,GO:1901463,GO:1901700,GO:1903506,GO:1905392,GO:2000026,GO:2000112,GO:2000241,GO:2000280,GO:2001141</text:p>
          </table:table-cell>
          <table:table-cell office:value-type="string" table:style-name="ce2">
            <text:p>GO:0000156,GO:0000160,GO:0001101,GO:0003674,GO:0003700,GO:0005575,GO:0005622,GO:0005623,GO:0005634,GO:0006355,GO:0006950,GO:0007154,GO:0007165,GO:0007275,GO:0008150,GO:0009414,GO:0009415,GO:0009628,GO:0009653,GO:0009719,GO:0009725,GO:0009735,GO:0009736,GO:0009755,GO:0009888,GO:0009889,GO:0009966,GO:0009987,GO:0010015,GO:0010033,GO:0010035,GO:0010073,GO:0010074,GO:0010075,GO:0010082,GO:0010380,GO:0010468,GO:0010492,GO:0010556,GO:0010646,GO:0019219,GO:0019222,GO:0019827,GO:0022622,GO:0023051,GO:0023052,GO:0031323,GO:0031326,GO:0031537,GO:0032501,GO:0032502,GO:0032870,GO:0035556,GO:0040008,GO:0042221,GO:0043226,GO:0043227,GO:0043229,GO:0043231,GO:0044424,GO:0044464,GO:0048364,GO:0048367,GO:0048507,GO:0048509,GO:0048580,GO:0048583,GO:0048638,GO:0048731,GO:0048856,GO:0050789,GO:0050793,GO:0050794,GO:0050896,GO:0051171,GO:0051193,GO:0051239,GO:0051252,GO:0051716,GO:0060089,GO:0060255,GO:0065007,GO:0070887,GO:0071310,GO:0071368,GO:0071495,GO:0080022,GO:0080036,GO:0080050,GO:0080090,GO:0080113,GO:0090056,GO:0098727,GO:0099402,GO:0140110,GO:1901401,GO:1901463,GO:1901700,GO:1903506,GO:1905392,GO:2000026,GO:2000112,GO:2000241,GO:2000280,GO:2001141</text:p>
          </table:table-cell>
          <table:table-cell office:value-type="string" table:style-name="ce3">
            <text:p>Transcriptional activator that binds specific DNA sequence</text:p>
          </table:table-cell>
          <table:table-cell office:value-type="string" table:style-name="ce3">
            <text:p>Transcriptional activator that binds specific DNA sequence</text:p>
          </table:table-cell>
          <table:table-cell office:value-type="string" table:style-name="ce2">
            <text:p>wide range transcriptional factor</text:p>
          </table:table-cell>
          <table:table-cell table:number-columns-repeated="8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46528</text:p>
          </table:table-cell>
          <table:table-cell office:value-type="string" table:style-name="ce2">
            <text:p>Cluster-3554.24494</text:p>
          </table:table-cell>
          <table:table-cell office:value-type="float" office:value="6.1481906830487203" table:style-name="ce2">
            <text:p>6.148190683</text:p>
          </table:table-cell>
          <table:table-cell office:value-type="string" table:style-name="ce2">
            <text:p>GO:0005524, GO:0043531, GO:0046872, GO:0006952, GO:0007165, GO:0030001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TIR domain, heavy metal-associated domain, HMA, winged helix-turn-helix DNA-binding protein</text:p>
          </table:table-cell>
          <table:table-cell office:value-type="string" table:style-name="ce2">
            <text:p>TMV resistance protein N-like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2">
            <text:p>Cluster-2.17108</text:p>
          </table:table-cell>
          <table:table-cell office:value-type="string" table:style-name="ce2">
            <text:p>Cluster-3554.40959</text:p>
          </table:table-cell>
          <table:table-cell office:value-type="float" office:value="8.8017432526687607" table:style-name="ce2">
            <text:p>8.80174325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Belongs to the DEAD box helicase family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46414</text:p>
          </table:table-cell>
          <table:table-cell office:value-type="string" table:style-name="ce2">
            <text:p>Cluster-3554.5600</text:p>
          </table:table-cell>
          <table:table-cell office:value-type="float" office:value="6.2732937443112204" table:style-name="ce2">
            <text:p>6.273293744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F-box domain, FBD domain, leucine-rich repeat domain, L domain-containing protein</text:p>
          </table:table-cell>
          <table:table-cell office:value-type="string" table:style-name="ce3">
            <text:p>Putative F-box domain, FBD domain, leucine-rich repeat domain, L domain-containing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4219</text:p>
          </table:table-cell>
          <table:table-cell office:value-type="string" table:style-name="ce2">
            <text:p>Cluster-3554.3527</text:p>
          </table:table-cell>
          <table:table-cell office:value-type="float" office:value="6.5645217673015299" table:style-name="ce2">
            <text:p>6.564521767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4928</text:p>
          </table:table-cell>
          <table:table-cell office:value-type="string" table:style-name="ce2">
            <text:p>Cluster-3554.44814</text:p>
          </table:table-cell>
          <table:table-cell office:value-type="float" office:value="7.3542532962395999" table:style-name="ce2">
            <text:p>7.35425329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harbinger transposase-derived nuclease domain-containing protein</text:p>
          </table:table-cell>
          <table:table-cell office:value-type="string" table:style-name="ce3">
            <text:p>Putative harbinger transposase-derived nuclease domain-containing protein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36134</text:p>
          </table:table-cell>
          <table:table-cell office:value-type="string" table:style-name="ce2">
            <text:p>Cluster-3554.32599</text:p>
          </table:table-cell>
          <table:table-cell office:value-type="float" office:value="7.1008416324039896" table:style-name="ce2">
            <text:p>7.100841632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7819</text:p>
          </table:table-cell>
          <table:table-cell office:value-type="string" table:style-name="ce2">
            <text:p>Cluster-3554.25286</text:p>
          </table:table-cell>
          <table:table-cell office:value-type="float" office:value="6.41717338556822" table:style-name="ce2">
            <text:p>6.41717338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5418</text:p>
          </table:table-cell>
          <table:table-cell office:value-type="string" table:style-name="ce2">
            <text:p>Cluster-3274.0</text:p>
          </table:table-cell>
          <table:table-cell office:value-type="float" office:value="6.5639063802556299" table:style-name="ce2">
            <text:p>6.56390638</text:p>
          </table:table-cell>
          <table:table-cell office:value-type="string" table:style-name="ce2">
            <text:p>GO:0004721, GO:0006470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protein-serine/threonine phosphatase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24621</text:p>
          </table:table-cell>
          <table:table-cell office:value-type="string" table:style-name="ce2">
            <text:p>Cluster-2372.0</text:p>
          </table:table-cell>
          <table:table-cell office:value-type="float" office:value="6.9482480830858497" table:style-name="ce2">
            <text:p>6.948248083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None</text:p>
          </table:table-cell>
          <table:table-cell office:value-type="string" table:style-name="ce3">
            <text:p>Putative gibberellin regulated protein</text:p>
          </table:table-cell>
          <table:table-cell office:value-type="string" table:style-name="ce3">
            <text:p>Putative gibberellin regulated protein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Cluster-2.20794</text:p>
          </table:table-cell>
          <table:table-cell office:value-type="string" table:style-name="ce2">
            <text:p>Cluster-3554.24565</text:p>
          </table:table-cell>
          <table:table-cell office:value-type="float" office:value="6.2986256424454696" table:style-name="ce2">
            <text:p>6.298625642</text:p>
          </table:table-cell>
          <table:table-cell office:value-type="string" table:style-name="ce2">
            <text:p>GO:0046872, GO:0009878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Putative Late nodulin</text:p>
          </table:table-cell>
          <table:table-cell office:value-type="string" table:style-name="ce2">
            <text:p>No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luster-2.30429</text:p>
          </table:table-cell>
          <table:table-cell office:value-type="string" table:style-name="ce2">
            <text:p>Cluster-3554.23999</text:p>
          </table:table-cell>
          <table:table-cell office:value-type="float" office:value="5.5259422155290698" table:style-name="ce2">
            <text:p>5.52594221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GO:0005665, GO:0001055, GO:0003677, GO:0046983, GO:0006366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Late_nodulin_protein</text:p>
          </table:table-cell>
          <table:table-cell table:number-columns-repeated="16377" table:style-name="ce2"/>
        </table:table-row>
        <table:table-row table:style-name="ro1">
          <table:table-cell table:number-columns-repeated="7" table:style-name="ce2"/>
          <table:table-cell office:value-type="string" table:style-name="ce2">
            <text:p>sum</text:p>
          </table:table-cell>
          <table:table-cell office:value-type="float" office:value="8" table:formula="of:=SUM([.I2:.I87])" table:style-name="ce2">
            <text:p>8</text:p>
          </table:table-cell>
          <table:table-cell office:value-type="float" office:value="4" table:formula="of:=SUM([.J2:.J87])" table:style-name="ce2">
            <text:p>4</text:p>
          </table:table-cell>
          <table:table-cell office:value-type="float" office:value="1" table:formula="of:=SUM([.K2:.K87])" table:style-name="ce2">
            <text:p>1</text:p>
          </table:table-cell>
          <table:table-cell office:value-type="float" office:value="7" table:formula="of:=SUM([.L2:.L87])" table:style-name="ce2">
            <text:p>7</text:p>
          </table:table-cell>
          <table:table-cell office:value-type="float" office:value="2" table:formula="of:=SUM([.M2:.M87])" table:style-name="ce2">
            <text:p>2</text:p>
          </table:table-cell>
          <table:table-cell office:value-type="float" office:value="3" table:formula="of:=SUM([.N2:.N87])" table:style-name="ce2">
            <text:p>3</text:p>
          </table:table-cell>
          <table:table-cell office:value-type="float" office:value="1" table:formula="of:=SUM([.O2:.O87])" table:style-name="ce2">
            <text:p>1</text:p>
          </table:table-cell>
          <table:table-cell office:value-type="float" office:value="5" table:formula="of:=SUM([.P2:.P87])" table:style-name="ce2">
            <text:p>5</text:p>
          </table:table-cell>
          <table:table-cell office:value-type="float" office:value="1" table:formula="of:=SUM([.Q2:.Q87])" table:style-name="ce2">
            <text:p>1</text:p>
          </table:table-cell>
          <table:table-cell office:value-type="float" office:value="46" table:formula="of:=SUM([.R2:.R87])" table:style-name="ce2">
            <text:p>46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table-cell office:value-type="float" office:value="32" table:formula="of:=SUM([.I88:.Q88])" table:style-name="ce2">
            <text:p>32</text:p>
          </table:table-cell>
          <table:table-cell office:value-type="float" office:value="0.17391304347826086" table:formula="of:=[.I88]/[.$R$88]" table:style-name="ce2">
            <text:p>0.173913043</text:p>
          </table:table-cell>
          <table:table-cell office:value-type="float" office:value="8.6956521739130432E-2" table:formula="of:=[.J88]/[.$R$88]" table:style-name="ce2">
            <text:p>0.086956522</text:p>
          </table:table-cell>
          <table:table-cell office:value-type="float" office:value="2.1739130434782608E-2" table:formula="of:=[.K88]/[.$R$88]" table:style-name="ce2">
            <text:p>0.02173913</text:p>
          </table:table-cell>
          <table:table-cell office:value-type="float" office:value="0.15217391304347827" table:formula="of:=[.L88]/[.$R$88]" table:style-name="ce2">
            <text:p>0.152173913</text:p>
          </table:table-cell>
          <table:table-cell office:value-type="float" office:value="4.3478260869565216E-2" table:formula="of:=[.M88]/[.$R$88]" table:style-name="ce2">
            <text:p>0.043478261</text:p>
          </table:table-cell>
          <table:table-cell office:value-type="float" office:value="6.5217391304347824E-2" table:formula="of:=[.N88]/[.$R$88]" table:style-name="ce2">
            <text:p>0.065217391</text:p>
          </table:table-cell>
          <table:table-cell office:value-type="float" office:value="2.1739130434782608E-2" table:formula="of:=[.O88]/[.$R$88]" table:style-name="ce2">
            <text:p>0.02173913</text:p>
          </table:table-cell>
          <table:table-cell office:value-type="float" office:value="0.10869565217391304" table:formula="of:=[.P88]/[.$R$88]" table:style-name="ce2">
            <text:p>0.108695652</text:p>
          </table:table-cell>
          <table:table-cell office:value-type="float" office:value="2.1739130434782608E-2" table:formula="of:=[.Q88]/[.$R$88]" table:style-name="ce2">
            <text:p>0.02173913</text:p>
          </table:table-cell>
          <table:table-cell table:number-columns-repeated="16367" table:style-name="ce2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Ray Huang</dc:creator>
    <dc:date>2021-07-01T03:16:35Z</dc:date>
    <meta:editing-cycles>5</meta:editing-cycles>
    <meta:editing-duration>PT12054S</meta:editing-duration>
  </office:meta>
</office:document-meta>
</file>